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4991" officeooo:paragraph-rsid="00104991"/>
    </style:style>
    <style:style style:name="P2" style:family="paragraph" style:parent-style-name="Text_20_body">
      <style:text-properties officeooo:rsid="00109721" officeooo:paragraph-rsid="00109721"/>
    </style:style>
    <style:style style:name="P3" style:family="paragraph" style:parent-style-name="Heading_20_1">
      <style:text-properties officeooo:rsid="00104991" officeooo:paragraph-rsid="00104991"/>
    </style:style>
    <style:style style:name="P4" style:family="paragraph" style:parent-style-name="Heading_20_1">
      <style:text-properties officeooo:rsid="00123234" officeooo:paragraph-rsid="00123234"/>
    </style:style>
    <style:style style:name="P5" style:family="paragraph" style:parent-style-name="Heading_20_1">
      <style:text-properties officeooo:rsid="001dd161" officeooo:paragraph-rsid="001dd161"/>
    </style:style>
    <style:style style:name="P6" style:family="paragraph" style:parent-style-name="Heading_20_1">
      <style:text-properties officeooo:rsid="00288fca" officeooo:paragraph-rsid="00288fca"/>
    </style:style>
    <style:style style:name="P7" style:family="paragraph" style:parent-style-name="Heading_20_1">
      <style:text-properties officeooo:rsid="0030e4f0" officeooo:paragraph-rsid="0030e4f0"/>
    </style:style>
    <style:style style:name="P8" style:family="paragraph" style:parent-style-name="Heading_20_1">
      <style:text-properties officeooo:rsid="00342273" officeooo:paragraph-rsid="00342273"/>
    </style:style>
    <style:style style:name="P9" style:family="paragraph" style:parent-style-name="Heading_20_1">
      <style:text-properties officeooo:rsid="0088ca7d" officeooo:paragraph-rsid="0088ca7d"/>
    </style:style>
    <style:style style:name="P10" style:family="paragraph" style:parent-style-name="Text_20_body" style:list-style-name="L1">
      <style:text-properties officeooo:rsid="00104991" officeooo:paragraph-rsid="00104991"/>
    </style:style>
    <style:style style:name="P11" style:family="paragraph" style:parent-style-name="Text_20_body" style:list-style-name="L2">
      <style:text-properties officeooo:rsid="00109721" officeooo:paragraph-rsid="00109721"/>
    </style:style>
    <style:style style:name="P12" style:family="paragraph" style:parent-style-name="Text_20_body" style:list-style-name="L3">
      <style:text-properties officeooo:rsid="00109721" officeooo:paragraph-rsid="00109721"/>
    </style:style>
    <style:style style:name="P13" style:family="paragraph" style:parent-style-name="Text_20_body">
      <style:text-properties officeooo:rsid="00109721" officeooo:paragraph-rsid="00109721"/>
    </style:style>
    <style:style style:name="P14" style:family="paragraph" style:parent-style-name="Text_20_body" style:list-style-name="L4">
      <style:text-properties officeooo:rsid="00123234" officeooo:paragraph-rsid="00123234"/>
    </style:style>
    <style:style style:name="P15" style:family="paragraph" style:parent-style-name="Text_20_body" style:list-style-name="L4">
      <style:text-properties officeooo:rsid="001770ec" officeooo:paragraph-rsid="001770ec"/>
    </style:style>
    <style:style style:name="P16" style:family="paragraph" style:parent-style-name="Text_20_body">
      <style:text-properties officeooo:rsid="0019f578" officeooo:paragraph-rsid="0019f578"/>
    </style:style>
    <style:style style:name="P17" style:family="paragraph" style:parent-style-name="Text_20_body" style:list-style-name="L5">
      <style:text-properties officeooo:rsid="0019f578" officeooo:paragraph-rsid="0019f578"/>
    </style:style>
    <style:style style:name="P18" style:family="paragraph" style:parent-style-name="Text_20_body" style:list-style-name="L6">
      <style:text-properties officeooo:rsid="00258bfd" officeooo:paragraph-rsid="00258bfd"/>
    </style:style>
    <style:style style:name="P19" style:family="paragraph" style:parent-style-name="Text_20_body" style:list-style-name="L6">
      <style:text-properties officeooo:rsid="00294cbf" officeooo:paragraph-rsid="00294cbf"/>
    </style:style>
    <style:style style:name="P20" style:family="paragraph" style:parent-style-name="Text_20_body">
      <style:text-properties officeooo:rsid="00298f58" officeooo:paragraph-rsid="00298f58"/>
    </style:style>
    <style:style style:name="P21" style:family="paragraph" style:parent-style-name="Text_20_body" style:list-style-name="L7">
      <style:text-properties officeooo:rsid="00298f58" officeooo:paragraph-rsid="00298f58"/>
    </style:style>
    <style:style style:name="P22" style:family="paragraph" style:parent-style-name="Text_20_body">
      <style:text-properties officeooo:rsid="0048c5f5" officeooo:paragraph-rsid="0048c5f5"/>
    </style:style>
    <style:style style:name="P23" style:family="paragraph" style:parent-style-name="Text_20_body" style:list-style-name="L8">
      <style:text-properties officeooo:rsid="0062be71" officeooo:paragraph-rsid="0062be71"/>
    </style:style>
    <style:style style:name="P24" style:family="paragraph" style:parent-style-name="Text_20_body" style:list-style-name="L8">
      <style:text-properties officeooo:rsid="0065d0f8" officeooo:paragraph-rsid="0065d0f8"/>
    </style:style>
    <style:style style:name="P25" style:family="paragraph" style:parent-style-name="Text_20_body" style:list-style-name="L8">
      <style:text-properties officeooo:rsid="007020c2" officeooo:paragraph-rsid="007020c2"/>
    </style:style>
    <style:style style:name="P26" style:family="paragraph" style:parent-style-name="Text_20_body" style:list-style-name="L8">
      <style:text-properties officeooo:rsid="007020c2" officeooo:paragraph-rsid="007f6a18"/>
    </style:style>
    <style:style style:name="P27" style:family="paragraph" style:parent-style-name="Text_20_body" style:list-style-name="L8">
      <style:text-properties officeooo:rsid="007de4e6" officeooo:paragraph-rsid="007de4e6"/>
    </style:style>
    <style:style style:name="P28" style:family="paragraph" style:parent-style-name="Text_20_body">
      <style:text-properties officeooo:rsid="0088ca7d" officeooo:paragraph-rsid="0088ca7d"/>
    </style:style>
    <style:style style:name="P29" style:family="paragraph" style:parent-style-name="Text_20_body" style:list-style-name="L9">
      <style:text-properties officeooo:rsid="0089b977" officeooo:paragraph-rsid="0089b977"/>
    </style:style>
    <style:style style:name="P30" style:family="paragraph" style:parent-style-name="Text_20_body" style:list-style-name="L9">
      <style:text-properties officeooo:rsid="008a0340" officeooo:paragraph-rsid="008a0340"/>
    </style:style>
    <style:style style:name="P31" style:family="paragraph" style:parent-style-name="Title">
      <style:text-properties officeooo:rsid="00104991" officeooo:paragraph-rsid="00104991"/>
    </style:style>
    <style:style style:name="T1" style:family="text">
      <style:text-properties officeooo:rsid="00109721"/>
    </style:style>
    <style:style style:name="T2" style:family="text">
      <style:text-properties officeooo:rsid="001a86e8"/>
    </style:style>
    <style:style style:name="T3" style:family="text">
      <style:text-properties officeooo:rsid="0023f85d"/>
    </style:style>
    <style:style style:name="T4" style:family="text">
      <style:text-properties officeooo:rsid="0024ec77"/>
    </style:style>
    <style:style style:name="T5" style:family="text">
      <style:text-properties officeooo:rsid="002e35cb"/>
    </style:style>
    <style:style style:name="T6" style:family="text">
      <style:text-properties officeooo:rsid="0030e4f0"/>
    </style:style>
    <style:style style:name="T7" style:family="text">
      <style:text-properties officeooo:rsid="00312a79"/>
    </style:style>
    <style:style style:name="T8" style:family="text">
      <style:text-properties officeooo:rsid="0032337f"/>
    </style:style>
    <style:style style:name="T9" style:family="text">
      <style:text-properties officeooo:rsid="003377e3"/>
    </style:style>
    <style:style style:name="T10" style:family="text">
      <style:text-properties officeooo:rsid="0040948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67f243"/>
    </style:style>
    <style:style style:name="T13" style:family="text">
      <style:text-properties officeooo:rsid="0072da8f"/>
    </style:style>
    <style:style style:name="T14" style:family="text">
      <style:text-properties officeooo:rsid="007863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Verteidigung Cordic</text:p>
      <text:h text:style-name="P7" text:outline-level="1">Einleitung (F)</text:h>
      <text:h text:style-name="P7" text:outline-level="1">Anforderungen (F)</text:h>
      <text:h text:style-name="P7" text:outline-level="1">Demo</text:h>
      <text:list xml:id="list992324394" text:style-name="L8">
        <text:list-item>
          <text:p text:style-name="P23">Jira (F)</text:p>
        </text:list-item>
        <text:list-item>
          <text:p text:style-name="P24">Discord → <text:span text:style-name="T12">Kategorien, Kanäle, Rollen </text:span>(A)</text:p>
        </text:list-item>
        <text:list-item>
          <text:p text:style-name="P25">Jira-<text:span text:style-name="T13">Client (F)</text:span></text:p>
        </text:list-item>
        <text:list-item>
          <text:p text:style-name="P27">Termin-Client (A)</text:p>
        </text:list-item>
        <text:list-item>
          <text:p text:style-name="P26">Setup-Befehl (N), <text:span text:style-name="T14">schon gemacht, hier ist Kategorie, hier wurde Rolle zugewiesen</text:span></text:p>
        </text:list-item>
      </text:list>
      <text:h text:style-name="P7" text:outline-level="1">Verwendete Tools (A)</text:h>
      <text:h text:style-name="P3" text:outline-level="1">Aufbau <text:span text:style-name="T6">(N)</text:span></text:h>
      <text:p text:style-name="P16">Diagramm:</text:p>
      <text:list xml:id="list2867137831" text:style-name="L5">
        <text:list-item>
          <text:p text:style-name="P17">Gestrichelt = <text:span text:style-name="T2">Objekt von wo Pfeil weg geht wird in anderem Objekt instanziert</text:span></text:p>
        </text:list-item>
        <text:list-item>
          <text:p text:style-name="P17">Durchgezogen = Objekt von wo Pfeil weg geht erbt an anderes Objekt:</text:p>
        </text:list-item>
      </text:list>
      <text:p text:style-name="P1">Oberklasse Cordic:</text:p>
      <text:list xml:id="list63736065" text:style-name="L1">
        <text:list-item>
          <text:p text:style-name="P10">Initialisierung von Command Interpreter und Text</text:p>
        </text:list-item>
        <text:list-item>
          <text:p text:style-name="P10">Hilft bei Kommunikation zwischen Input/ Output <text:span text:style-name="T1">und Verarbeitung</text:span></text:p>
        </text:list-item>
      </text:list>
      <text:p text:style-name="P2">Input/ Output:</text:p>
      <text:list xml:id="list1658410868" text:style-name="L2">
        <text:list-item>
          <text:p text:style-name="P11">Text Klasse mithilfe von Nextcord</text:p>
        </text:list-item>
        <text:list-item>
          <text:p text:style-name="P11">Schnittstelle zu Discord</text:p>
        </text:list-item>
      </text:list>
      <text:p text:style-name="P2">Verarbeitung <text:span text:style-name="T10">(Command Interpreter)</text:span>:</text:p>
      <text:list xml:id="list3033830600" text:style-name="L3">
        <text:list-item>
          <text:p text:style-name="P12">Verarbeitet Daten aus Discord (Befehle) mithilfe von Command Clients</text:p>
        </text:list-item>
        <text:list-item>
          <text:p text:style-name="P12">Schickt Rückgabedaten über Cordic-Klasse an Text</text:p>
        </text:list-item>
      </text:list>
      <text:p text:style-name="P2"/>
      <text:p text:style-name="P22"><text:span text:style-name="T11">Ich:</text:span> Grundstruktur, Kommunikation, Command Interpreter, DiscordChannel, Text und General-Client</text:p>
      <text:p text:style-name="P22"><text:span text:style-name="T11">Florian:</text:span> Jira-Client, Jira-User</text:p>
      <text:p text:style-name="P22"><text:soft-page-break/><text:span text:style-name="T11">Ahmad:</text:span> Termin-Client, Debug-Client</text:p>
      <text:p text:style-name="P22"><text:span text:style-name="T11">Florian + Ahmad:</text:span> kleinere Veränderungen in Text-Klasse, Implementierung ihrer Command Clients im CMD Interpreter</text:p>
      <text:h text:style-name="P4" text:outline-level="1">Text <text:span text:style-name="T7">(N)</text:span></text:h>
      <text:list xml:id="list2772408160" text:style-name="L4">
        <text:list-item>
          <text:p text:style-name="P14">Definiert unseren Haupt-Befehl namens „cordic“</text:p>
          <text:p text:style-name="P14">→ In Discord via „/cordic“ → Alle Funktionen unseres Bots ansteuern</text:p>
        </text:list-item>
        <text:list-item>
          <text:p text:style-name="P15">Cordic Befehl besteht aus Befehlstyp (Welcher Command Client genutzt wird), Befehl, zusätzlichen Argumenten</text:p>
        </text:list-item>
        <text:list-item>
          <text:p text:style-name="P15">Gibt verarbeitete Daten <text:span text:style-name="T3">formatiert </text:span><text:span text:style-name="T4">als Embed</text:span> aus</text:p>
        </text:list-item>
      </text:list>
      <text:h text:style-name="P5" text:outline-level="1">Command Interpreter <text:span text:style-name="T8">(N)</text:span></text:h>
      <text:list xml:id="list553133423" text:style-name="L6">
        <text:list-item>
          <text:p text:style-name="P18">Verarbeitung der Eingabedaten</text:p>
        </text:list-item>
        <text:list-item>
          <text:p text:style-name="P18">Leitet Eingabedaten an Command Clients weiter</text:p>
        </text:list-item>
        <text:list-item>
          <text:p text:style-name="P18">Aktuelle Command Clients: General, Jira, Termin, Debug</text:p>
        </text:list-item>
        <text:list-item>
          <text:p text:style-name="P19">Im folgenden mehr zu den verschiedenen Clients</text:p>
        </text:list-item>
        <text:list-item>
          <text:p text:style-name="P18">Rückgabe: Dictionary, welches in der Text-Klasse zu einem Embed verarbeitet wird</text:p>
        </text:list-item>
      </text:list>
      <text:h text:style-name="P6" text:outline-level="1">General Client <text:span text:style-name="T9">(N)</text:span></text:h>
      <text:p text:style-name="P20">Setup Befehl:</text:p>
      <text:list xml:id="list1708470795" text:style-name="L7">
        <text:list-item>
          <text:p text:style-name="P21">Erstellt Kategorie, Rolle, <text:span text:style-name="T5">Kanal für das Projekt</text:span></text:p>
        </text:list-item>
        <text:list-item>
          <text:p text:style-name="P21">Weist mithilfe des Jira-Clients Teilnehmer eines Jira-Projektes der Rolle in Discord zu<text:line-break/>→ Mitglieder mit Rolle: Zugang zur Projekt-Kategorie in Discord</text:p>
        </text:list-item>
      </text:list>
      <text:h text:style-name="P8" text:outline-level="1">Jira Client (F)</text:h>
      <text:h text:style-name="P8" text:outline-level="1">Termin Client (A)</text:h>
      <text:h text:style-name="P8" text:outline-level="1">Probleme bei Umsetzung (N)</text:h>
      <text:list xml:id="list1258090399" text:style-name="L9">
        <text:list-item>
          <text:p text:style-name="P29">Hatten experimentellen Fork des offiziellen nextcord genutzt<text:line-break/>→ Nicht sehr stabil<text:line-break/>→ War noch nicht in offizielles Repo gemerged<text:line-break/>→ Hat keine Slash Commands unterstützt → Nutzen von extra Modul (keine Autovervollständigung, umständiche Syntax)</text:p>
        </text:list-item>
        <text:list-item>
          <text:p text:style-name="P29">Entscheidung Autovervollständigung vs. Spracheingabe<text:line-break/>→ Absprache mit Firmenvertreter und Teamkameraden</text:p>
        </text:list-item>
        <text:list-item>
          <text:p text:style-name="P30"><text:soft-page-break/>Version mit Spracheingabe in separatem Branch gespeichert</text:p>
        </text:list-item>
        <text:list-item>
          <text:p text:style-name="P30">Projektstruktur erlaubt einfaches Hinzufügen von Spracheingabe (sollte es in nextcord nativ unterstützt werden)</text:p>
        </text:list-item>
      </text:list>
      <text:h text:style-name="P8" text:outline-level="1">Quellen</text:h>
      <text:h text:style-name="P9" text:outline-level="1">Schluss</text:h>
      <text:p text:style-name="P28">Damit bedanken wir uns für ihre Aufmerksamkeit. Falls sie noch Fragen haben, können sie die gerne stell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9:46:24.668000000</meta:creation-date>
    <dc:date>2022-05-26T22:36:05.495000000</dc:date>
    <meta:editing-duration>P1DT2H45M26S</meta:editing-duration>
    <meta:editing-cycles>46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52" meta:word-count="363" meta:character-count="2518" meta:non-whitespace-character-count="2235"/>
  </office:meta>
</office:document-meta>
</file>